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none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2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3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6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7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8" style:family="table-cell" style:parent-style-name="Default" style:data-style-name="N60">
      <style:table-cell-properties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2D particle distribution, constant mass m=2.5e-5, summation density, leapfrog autom. Time control, simu time~0.2 )</text:p>
          </table:table-cell>
          <table:covered-table-cell table:style-name="ce9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3 (after rarefaction before CD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2 (after CD before shock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number-columns-repeated="996"/>
        </table:table-row>
        <table:table-row table:style-name="ro1">
          <table:table-cell table:style-name="ce5" office:value-type="string">
            <text:p>supLen</text:p>
          </table:table-cell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6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6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6" office:value-type="string">
            <text:p>Linf_e</text:p>
          </table:table-cell>
          <table:table-cell table:style-name="ce26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6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6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30" office:value-type="string">
            <text:p>Linf_e3</text:p>
          </table:table-cell>
          <table:table-cell table:style-name="ce26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6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6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30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122976">
            <text:p>1.23E-002</text:p>
          </table:table-cell>
          <table:table-cell office:value-type="float" office:value="0.0518146">
            <text:p>5.18E-002</text:p>
          </table:table-cell>
          <table:table-cell office:value-type="float" office:value="0.0252846">
            <text:p>2.53E-002</text:p>
          </table:table-cell>
          <table:table-cell table:style-name="ce13" office:value-type="float" office:value="0.0235662">
            <text:p>2.36E-002</text:p>
          </table:table-cell>
          <table:table-cell office:value-type="float" office:value="0.165013">
            <text:p>1.65E-001</text:p>
          </table:table-cell>
          <table:table-cell office:value-type="float" office:value="0.0584989">
            <text:p>5.85E-002</text:p>
          </table:table-cell>
          <table:table-cell office:value-type="float" office:value="0.120313">
            <text:p>1.20E-001</text:p>
          </table:table-cell>
          <table:table-cell table:style-name="ce13" office:value-type="float" office:value="1.02214">
            <text:p>1.02E+000</text:p>
          </table:table-cell>
          <table:table-cell table:style-name="ce22" office:value-type="float" office:value="0.346764">
            <text:p>3.47E-001</text:p>
          </table:table-cell>
          <table:table-cell table:style-name="ce27" office:value-type="float" office:value="0.00642657">
            <text:p>6.43E-003</text:p>
          </table:table-cell>
          <table:table-cell office:value-type="float" office:value="0.0257863">
            <text:p>2.58E-002</text:p>
          </table:table-cell>
          <table:table-cell table:style-name="ce13" office:value-type="float" office:value="0.00440046">
            <text:p>4.40E-003</text:p>
          </table:table-cell>
          <table:table-cell table:style-name="ce13" office:value-type="float" office:value="0.00750037">
            <text:p>7.50E-003</text:p>
          </table:table-cell>
          <table:table-cell table:style-name="ce13" office:value-type="float" office:value="0.026637">
            <text:p>2.66E-002</text:p>
          </table:table-cell>
          <table:table-cell table:style-name="ce13" office:value-type="float" office:value="0.00531907">
            <text:p>5.32E-003</text:p>
          </table:table-cell>
          <table:table-cell table:style-name="ce13" office:value-type="float" office:value="0.0161858">
            <text:p>1.62E-002</text:p>
          </table:table-cell>
          <table:table-cell table:style-name="ce13" office:value-type="float" office:value="0.0421064">
            <text:p>4.21E-002</text:p>
          </table:table-cell>
          <table:table-cell table:style-name="ce22" office:value-type="float" office:value="0.0109392">
            <text:p>1.09E-002</text:p>
          </table:table-cell>
          <table:table-cell table:style-name="ce27" office:value-type="float" office:value="0.00421116">
            <text:p>4.21E-003</text:p>
          </table:table-cell>
          <table:table-cell table:style-name="ce13" office:value-type="float" office:value="0.0380841">
            <text:p>3.81E-002</text:p>
          </table:table-cell>
          <table:table-cell table:style-name="ce13" office:value-type="float" office:value="0.0717769">
            <text:p>7.18E-002</text:p>
          </table:table-cell>
          <table:table-cell table:style-name="ce13" office:value-type="float" office:value="0.00462671">
            <text:p>4.63E-003</text:p>
          </table:table-cell>
          <table:table-cell table:style-name="ce13" office:value-type="float" office:value="0.0384054">
            <text:p>3.84E-002</text:p>
          </table:table-cell>
          <table:table-cell table:style-name="ce13" office:value-type="float" office:value="0.0726124">
            <text:p>7.26E-002</text:p>
          </table:table-cell>
          <table:table-cell table:style-name="ce13" office:value-type="float" office:value="0.00674276">
            <text:p>6.74E-003</text:p>
          </table:table-cell>
          <table:table-cell table:style-name="ce13" office:value-type="float" office:value="0.0452613">
            <text:p>4.53E-002</text:p>
          </table:table-cell>
          <table:table-cell table:style-name="ce22" office:value-type="float" office:value="0.0801877">
            <text:p>8.02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0688474">
            <text:p>6.88E-003</text:p>
          </table:table-cell>
          <table:table-cell office:value-type="float" office:value="0.0206362">
            <text:p>2.06E-002</text:p>
          </table:table-cell>
          <table:table-cell office:value-type="float" office:value="0.0115147">
            <text:p>1.15E-002</text:p>
          </table:table-cell>
          <table:table-cell table:style-name="ce13" office:value-type="float" office:value="0.013582">
            <text:p>1.36E-002</text:p>
          </table:table-cell>
          <table:table-cell office:value-type="float" office:value="0.0733942">
            <text:p>7.34E-002</text:p>
          </table:table-cell>
          <table:table-cell office:value-type="float" office:value="0.0401401">
            <text:p>4.01E-002</text:p>
          </table:table-cell>
          <table:table-cell office:value-type="float" office:value="0.0641236">
            <text:p>6.41E-002</text:p>
          </table:table-cell>
          <table:table-cell table:style-name="ce13" office:value-type="float" office:value="0.68152">
            <text:p>6.82E-001</text:p>
          </table:table-cell>
          <table:table-cell table:style-name="ce22" office:value-type="float" office:value="0.372064">
            <text:p>3.72E-001</text:p>
          </table:table-cell>
          <table:table-cell table:style-name="ce27" office:value-type="float" office:value="0.00660838">
            <text:p>6.61E-003</text:p>
          </table:table-cell>
          <table:table-cell office:value-type="float" office:value="0.0182966">
            <text:p>1.83E-002</text:p>
          </table:table-cell>
          <table:table-cell table:style-name="ce13" office:value-type="float" office:value="0.00551411">
            <text:p>5.51E-003</text:p>
          </table:table-cell>
          <table:table-cell table:style-name="ce13" office:value-type="float" office:value="0.00697301">
            <text:p>6.97E-003</text:p>
          </table:table-cell>
          <table:table-cell table:style-name="ce13" office:value-type="float" office:value="0.0189531">
            <text:p>1.90E-002</text:p>
          </table:table-cell>
          <table:table-cell table:style-name="ce13" office:value-type="float" office:value="0.00568759">
            <text:p>5.69E-003</text:p>
          </table:table-cell>
          <table:table-cell table:style-name="ce13" office:value-type="float" office:value="0.0113497">
            <text:p>1.13E-002</text:p>
          </table:table-cell>
          <table:table-cell table:style-name="ce13" office:value-type="float" office:value="0.0304389">
            <text:p>3.04E-002</text:p>
          </table:table-cell>
          <table:table-cell table:style-name="ce22" office:value-type="float" office:value="0.00810883">
            <text:p>8.11E-003</text:p>
          </table:table-cell>
          <table:table-cell table:style-name="ce27" office:value-type="float" office:value="0.000970961">
            <text:p>9.71E-004</text:p>
          </table:table-cell>
          <table:table-cell table:style-name="ce13" office:value-type="float" office:value="0.0114651">
            <text:p>1.15E-002</text:p>
          </table:table-cell>
          <table:table-cell table:style-name="ce13" office:value-type="float" office:value="0.00998991">
            <text:p>9.99E-003</text:p>
          </table:table-cell>
          <table:table-cell table:style-name="ce13" office:value-type="float" office:value="0.0011821">
            <text:p>1.18E-003</text:p>
          </table:table-cell>
          <table:table-cell table:style-name="ce13" office:value-type="float" office:value="0.0120683">
            <text:p>1.21E-002</text:p>
          </table:table-cell>
          <table:table-cell table:style-name="ce13" office:value-type="float" office:value="0.0110465">
            <text:p>1.10E-002</text:p>
          </table:table-cell>
          <table:table-cell table:style-name="ce13" office:value-type="float" office:value="0.00253505">
            <text:p>2.54E-003</text:p>
          </table:table-cell>
          <table:table-cell table:style-name="ce13" office:value-type="float" office:value="0.018746">
            <text:p>1.87E-002</text:p>
          </table:table-cell>
          <table:table-cell table:style-name="ce22" office:value-type="float" office:value="0.0174974">
            <text:p>1.75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">
            <text:p>0.0300</text:p>
          </table:table-cell>
          <table:table-cell office:value-type="float" office:value="0.00783587">
            <text:p>7.84E-003</text:p>
          </table:table-cell>
          <table:table-cell office:value-type="float" office:value="0.01574">
            <text:p>1.57E-002</text:p>
          </table:table-cell>
          <table:table-cell office:value-type="float" office:value="0.0113986">
            <text:p>1.14E-002</text:p>
          </table:table-cell>
          <table:table-cell table:style-name="ce13" office:value-type="float" office:value="0.0146952">
            <text:p>1.47E-002</text:p>
          </table:table-cell>
          <table:table-cell office:value-type="float" office:value="0.0475856">
            <text:p>4.76E-002</text:p>
          </table:table-cell>
          <table:table-cell office:value-type="float" office:value="0.0407416">
            <text:p>4.07E-002</text:p>
          </table:table-cell>
          <table:table-cell office:value-type="float" office:value="0.0661722">
            <text:p>6.62E-002</text:p>
          </table:table-cell>
          <table:table-cell table:style-name="ce13" office:value-type="float" office:value="0.358484">
            <text:p>3.58E-001</text:p>
          </table:table-cell>
          <table:table-cell table:style-name="ce22" office:value-type="float" office:value="0.395526">
            <text:p>3.96E-001</text:p>
          </table:table-cell>
          <table:table-cell table:style-name="ce27" office:value-type="float" office:value="0.00683831">
            <text:p>6.84E-003</text:p>
          </table:table-cell>
          <table:table-cell office:value-type="float" office:value="0.0112526">
            <text:p>1.13E-002</text:p>
          </table:table-cell>
          <table:table-cell table:style-name="ce13" office:value-type="float" office:value="0.00509618">
            <text:p>5.10E-003</text:p>
          </table:table-cell>
          <table:table-cell table:style-name="ce13" office:value-type="float" office:value="0.00830396">
            <text:p>8.30E-003</text:p>
          </table:table-cell>
          <table:table-cell table:style-name="ce13" office:value-type="float" office:value="0.0175213">
            <text:p>1.75E-002</text:p>
          </table:table-cell>
          <table:table-cell table:style-name="ce13" office:value-type="float" office:value="0.00600232">
            <text:p>6.00E-003</text:p>
          </table:table-cell>
          <table:table-cell table:style-name="ce13" office:value-type="float" office:value="0.0166851">
            <text:p>1.67E-002</text:p>
          </table:table-cell>
          <table:table-cell table:style-name="ce13" office:value-type="float" office:value="0.045974">
            <text:p>4.60E-002</text:p>
          </table:table-cell>
          <table:table-cell table:style-name="ce22" office:value-type="float" office:value="0.0118799">
            <text:p>1.19E-002</text:p>
          </table:table-cell>
          <table:table-cell table:style-name="ce27" office:value-type="float" office:value="0.00234261">
            <text:p>2.34E-003</text:p>
          </table:table-cell>
          <table:table-cell table:style-name="ce13" office:value-type="float" office:value="0.00679946">
            <text:p>6.80E-003</text:p>
          </table:table-cell>
          <table:table-cell table:style-name="ce13" office:value-type="float" office:value="0.00895249">
            <text:p>8.95E-003</text:p>
          </table:table-cell>
          <table:table-cell table:style-name="ce13" office:value-type="float" office:value="0.0025336">
            <text:p>2.53E-003</text:p>
          </table:table-cell>
          <table:table-cell table:style-name="ce13" office:value-type="float" office:value="0.0103577">
            <text:p>1.04E-002</text:p>
          </table:table-cell>
          <table:table-cell table:style-name="ce13" office:value-type="float" office:value="0.0117126">
            <text:p>1.17E-002</text:p>
          </table:table-cell>
          <table:table-cell table:style-name="ce13" office:value-type="float" office:value="0.00408891">
            <text:p>4.09E-003</text:p>
          </table:table-cell>
          <table:table-cell table:style-name="ce13" office:value-type="float" office:value="0.0317008">
            <text:p>3.17E-002</text:p>
          </table:table-cell>
          <table:table-cell table:style-name="ce22" office:value-type="float" office:value="0.0241502">
            <text:p>2.42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0907097">
            <text:p>9.07E-003</text:p>
          </table:table-cell>
          <table:table-cell office:value-type="float" office:value="0.0212245">
            <text:p>2.12E-002</text:p>
          </table:table-cell>
          <table:table-cell office:value-type="float" office:value="0.0132294">
            <text:p>1.32E-002</text:p>
          </table:table-cell>
          <table:table-cell table:style-name="ce13" office:value-type="float" office:value="0.0161289">
            <text:p>1.61E-002</text:p>
          </table:table-cell>
          <table:table-cell office:value-type="float" office:value="0.0738324">
            <text:p>7.38E-002</text:p>
          </table:table-cell>
          <table:table-cell office:value-type="float" office:value="0.0443416">
            <text:p>4.43E-002</text:p>
          </table:table-cell>
          <table:table-cell office:value-type="float" office:value="0.0762157">
            <text:p>7.62E-002</text:p>
          </table:table-cell>
          <table:table-cell table:style-name="ce13" office:value-type="float" office:value="0.685913">
            <text:p>6.86E-001</text:p>
          </table:table-cell>
          <table:table-cell table:style-name="ce22" office:value-type="float" office:value="0.409774">
            <text:p>4.10E-001</text:p>
          </table:table-cell>
          <table:table-cell table:style-name="ce27" office:value-type="float" office:value="0.00780384">
            <text:p>7.80E-003</text:p>
          </table:table-cell>
          <table:table-cell office:value-type="float" office:value="0.0151789">
            <text:p>1.52E-002</text:p>
          </table:table-cell>
          <table:table-cell table:style-name="ce13" office:value-type="float" office:value="0.00649125">
            <text:p>6.49E-003</text:p>
          </table:table-cell>
          <table:table-cell table:style-name="ce13" office:value-type="float" office:value="0.00854931">
            <text:p>8.55E-003</text:p>
          </table:table-cell>
          <table:table-cell table:style-name="ce13" office:value-type="float" office:value="0.017795">
            <text:p>1.78E-002</text:p>
          </table:table-cell>
          <table:table-cell table:style-name="ce13" office:value-type="float" office:value="0.00682495">
            <text:p>6.82E-003</text:p>
          </table:table-cell>
          <table:table-cell table:style-name="ce13" office:value-type="float" office:value="0.0144419">
            <text:p>1.44E-002</text:p>
          </table:table-cell>
          <table:table-cell table:style-name="ce13" office:value-type="float" office:value="0.0348911">
            <text:p>3.49E-002</text:p>
          </table:table-cell>
          <table:table-cell table:style-name="ce22" office:value-type="float" office:value="0.0104333">
            <text:p>1.04E-002</text:p>
          </table:table-cell>
          <table:table-cell table:style-name="ce27" office:value-type="float" office:value="0.00365748">
            <text:p>3.66E-003</text:p>
          </table:table-cell>
          <table:table-cell table:style-name="ce13" office:value-type="float" office:value="0.0110051">
            <text:p>1.10E-002</text:p>
          </table:table-cell>
          <table:table-cell table:style-name="ce13" office:value-type="float" office:value="0.00931022">
            <text:p>9.31E-003</text:p>
          </table:table-cell>
          <table:table-cell table:style-name="ce13" office:value-type="float" office:value="0.00387347">
            <text:p>3.87E-003</text:p>
          </table:table-cell>
          <table:table-cell table:style-name="ce13" office:value-type="float" office:value="0.0134311">
            <text:p>1.34E-002</text:p>
          </table:table-cell>
          <table:table-cell table:style-name="ce13" office:value-type="float" office:value="0.0116626">
            <text:p>1.17E-002</text:p>
          </table:table-cell>
          <table:table-cell table:style-name="ce13" office:value-type="float" office:value="0.00505253">
            <text:p>5.05E-003</text:p>
          </table:table-cell>
          <table:table-cell table:style-name="ce13" office:value-type="float" office:value="0.0321657">
            <text:p>3.22E-002</text:p>
          </table:table-cell>
          <table:table-cell table:style-name="ce22" office:value-type="float" office:value="0.0248115">
            <text:p>2.48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0975176">
            <text:p>9.75E-003</text:p>
          </table:table-cell>
          <table:table-cell office:value-type="float" office:value="0.0219183">
            <text:p>2.19E-002</text:p>
          </table:table-cell>
          <table:table-cell office:value-type="float" office:value="0.0120113">
            <text:p>1.20E-002</text:p>
          </table:table-cell>
          <table:table-cell table:style-name="ce13" office:value-type="float" office:value="0.0179651">
            <text:p>1.80E-002</text:p>
          </table:table-cell>
          <table:table-cell office:value-type="float" office:value="0.0692146">
            <text:p>6.92E-002</text:p>
          </table:table-cell>
          <table:table-cell office:value-type="float" office:value="0.0299802">
            <text:p>3.00E-002</text:p>
          </table:table-cell>
          <table:table-cell office:value-type="float" office:value="0.102193">
            <text:p>1.02E-001</text:p>
          </table:table-cell>
          <table:table-cell table:style-name="ce13" office:value-type="float" office:value="0.63167">
            <text:p>6.32E-001</text:p>
          </table:table-cell>
          <table:table-cell table:style-name="ce22" office:value-type="float" office:value="0.193201">
            <text:p>1.93E-001</text:p>
          </table:table-cell>
          <table:table-cell table:style-name="ce27" office:value-type="float" office:value="0.00430205">
            <text:p>4.30E-003</text:p>
          </table:table-cell>
          <table:table-cell office:value-type="float" office:value="0.0116668">
            <text:p>1.17E-002</text:p>
          </table:table-cell>
          <table:table-cell table:style-name="ce13" office:value-type="float" office:value="0.00287606">
            <text:p>2.88E-003</text:p>
          </table:table-cell>
          <table:table-cell table:style-name="ce13" office:value-type="float" office:value="0.00520367">
            <text:p>5.20E-003</text:p>
          </table:table-cell>
          <table:table-cell table:style-name="ce13" office:value-type="float" office:value="0.0168264">
            <text:p>1.68E-002</text:p>
          </table:table-cell>
          <table:table-cell table:style-name="ce13" office:value-type="float" office:value="0.00366039">
            <text:p>3.66E-003</text:p>
          </table:table-cell>
          <table:table-cell table:style-name="ce13" office:value-type="float" office:value="0.00886283">
            <text:p>8.86E-003</text:p>
          </table:table-cell>
          <table:table-cell table:style-name="ce13" office:value-type="float" office:value="0.0325021">
            <text:p>3.25E-002</text:p>
          </table:table-cell>
          <table:table-cell table:style-name="ce22" office:value-type="float" office:value="0.00682937">
            <text:p>6.83E-003</text:p>
          </table:table-cell>
          <table:table-cell table:style-name="ce27" office:value-type="float" office:value="0.00507097">
            <text:p>5.07E-003</text:p>
          </table:table-cell>
          <table:table-cell table:style-name="ce13" office:value-type="float" office:value="0.0218731">
            <text:p>2.19E-002</text:p>
          </table:table-cell>
          <table:table-cell table:style-name="ce13" office:value-type="float" office:value="0.0121574">
            <text:p>1.22E-002</text:p>
          </table:table-cell>
          <table:table-cell table:style-name="ce13" office:value-type="float" office:value="0.0055677">
            <text:p>5.57E-003</text:p>
          </table:table-cell>
          <table:table-cell table:style-name="ce13" office:value-type="float" office:value="0.0285344">
            <text:p>2.85E-002</text:p>
          </table:table-cell>
          <table:table-cell table:style-name="ce13" office:value-type="float" office:value="0.0131734">
            <text:p>1.32E-002</text:p>
          </table:table-cell>
          <table:table-cell table:style-name="ce13" office:value-type="float" office:value="0.00830799">
            <text:p>8.31E-003</text:p>
          </table:table-cell>
          <table:table-cell table:style-name="ce13" office:value-type="float" office:value="0.0638545">
            <text:p>6.39E-002</text:p>
          </table:table-cell>
          <table:table-cell table:style-name="ce22" office:value-type="float" office:value="0.0216928">
            <text:p>2.17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45">
            <text:p>0.0450</text:p>
          </table:table-cell>
          <table:table-cell table:style-name="ce12" office:value-type="float" office:value="0.0111784">
            <text:p>1.12E-002</text:p>
          </table:table-cell>
          <table:table-cell table:style-name="ce12" office:value-type="float" office:value="0.0257349">
            <text:p>2.57E-002</text:p>
          </table:table-cell>
          <table:table-cell table:style-name="ce12" office:value-type="float" office:value="0.0134065">
            <text:p>1.34E-002</text:p>
          </table:table-cell>
          <table:table-cell table:style-name="ce12" office:value-type="float" office:value="0.0194552">
            <text:p>1.95E-002</text:p>
          </table:table-cell>
          <table:table-cell table:style-name="ce12" office:value-type="float" office:value="0.075208">
            <text:p>7.52E-002</text:p>
          </table:table-cell>
          <table:table-cell table:style-name="ce12" office:value-type="float" office:value="0.0319363">
            <text:p>3.19E-002</text:p>
          </table:table-cell>
          <table:table-cell table:style-name="ce12" office:value-type="float" office:value="0.102088">
            <text:p>1.02E-001</text:p>
          </table:table-cell>
          <table:table-cell table:style-name="ce12" office:value-type="float" office:value="0.657002">
            <text:p>6.57E-001</text:p>
          </table:table-cell>
          <table:table-cell table:style-name="ce23" office:value-type="float" office:value="0.199679">
            <text:p>2.00E-001</text:p>
          </table:table-cell>
          <table:table-cell table:style-name="ce26" office:value-type="float" office:value="0.00613033">
            <text:p>6.13E-003</text:p>
          </table:table-cell>
          <table:table-cell table:style-name="ce12" office:value-type="float" office:value="0.0100987">
            <text:p>1.01E-002</text:p>
          </table:table-cell>
          <table:table-cell table:style-name="ce12" office:value-type="float" office:value="0.00487711">
            <text:p>4.88E-003</text:p>
          </table:table-cell>
          <table:table-cell table:style-name="ce12" office:value-type="float" office:value="0.00800636">
            <text:p>8.01E-003</text:p>
          </table:table-cell>
          <table:table-cell table:style-name="ce12" office:value-type="float" office:value="0.0147832">
            <text:p>1.48E-002</text:p>
          </table:table-cell>
          <table:table-cell table:style-name="ce12" office:value-type="float" office:value="0.00559145">
            <text:p>5.59E-003</text:p>
          </table:table-cell>
          <table:table-cell table:style-name="ce12" office:value-type="float" office:value="0.014483">
            <text:p>1.45E-002</text:p>
          </table:table-cell>
          <table:table-cell table:style-name="ce12" office:value-type="float" office:value="0.0345074">
            <text:p>3.45E-002</text:p>
          </table:table-cell>
          <table:table-cell table:style-name="ce23" office:value-type="float" office:value="0.0104227">
            <text:p>1.04E-002</text:p>
          </table:table-cell>
          <table:table-cell table:style-name="ce26" office:value-type="float" office:value="0.00614904">
            <text:p>6.15E-003</text:p>
          </table:table-cell>
          <table:table-cell table:style-name="ce12" office:value-type="float" office:value="0.0289734">
            <text:p>2.90E-002</text:p>
          </table:table-cell>
          <table:table-cell table:style-name="ce12" office:value-type="float" office:value="0.0146989">
            <text:p>1.47E-002</text:p>
          </table:table-cell>
          <table:table-cell table:style-name="ce12" office:value-type="float" office:value="0.0071465">
            <text:p>7.15E-003</text:p>
          </table:table-cell>
          <table:table-cell table:style-name="ce12" office:value-type="float" office:value="0.04042">
            <text:p>4.04E-002</text:p>
          </table:table-cell>
          <table:table-cell table:style-name="ce12" office:value-type="float" office:value="0.0156273">
            <text:p>1.56E-002</text:p>
          </table:table-cell>
          <table:table-cell table:style-name="ce12" office:value-type="float" office:value="0.0120501">
            <text:p>1.21E-002</text:p>
          </table:table-cell>
          <table:table-cell table:style-name="ce12" office:value-type="float" office:value="0.0858739">
            <text:p>8.59E-002</text:p>
          </table:table-cell>
          <table:table-cell table:style-name="ce23" office:value-type="float" office:value="0.0211354">
            <text:p>2.11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 table:style-name="ce24" table:number-columns-spanned="3" table:number-rows-spanned="1"/>
          <table:covered-table-cell table:style-name="ce28"/>
          <table:covered-table-cell table:style-name="ce28"/>
          <table:table-cell table:style-name="ce29"/>
          <table:table-cell table:style-name="ce24" table:number-columns-spanned="3" table:number-rows-spanned="1"/>
          <table:covered-table-cell table:style-name="ce28"/>
          <table:covered-table-cell table:style-name="ce28"/>
          <table:table-cell table:number-columns-repeated="1008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3"/>
          <table:table-cell table:style-name="ce19" office:value-type="string" table:number-columns-spanned="3" table:number-rows-spanned="1">
            <text:p>at supLen=0.035, the after rarefaction value is not hit exactly (especially for u)</text:p>
          </table:table-cell>
          <table:covered-table-cell/>
          <table:covered-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Default"/>
          <table:table-cell/>
          <table:table-cell table:style-name="Default">
            <draw:frame table:end-cell-address="Sheet1.J33" table:end-x="0.5091in" table:end-y="0.0724in" draw:z-index="1" draw:style-name="gr1" svg:width="4.7602in" svg:height="3.1157in" svg:x="0.7591in" svg:y="0.1445in">
              <draw:object draw:notify-on-update-of-ranges="Sheet1.K5:Sheet1.K5 Sheet1.K6:Sheet1.K11 Sheet1.A6:Sheet1.A11 Sheet1.N5:Sheet1.N5 Sheet1.N6:Sheet1.N11 Sheet1.A6:Sheet1.A11 Sheet1.Q5:Sheet1.Q5 Sheet1.Q6:Sheet1.Q11 Sheet1.A6:Sheet1.A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4" table:end-x="0.6803in" table:end-y="0.0437in" draw:z-index="2" draw:style-name="gr1" svg:width="3.5744in" svg:height="3.2543in" svg:x="0.6622in" svg:y="0.1543in">
              <draw:object draw:notify-on-update-of-ranges="Sheet1.T5:Sheet1.T5 Sheet1.T6:Sheet1.T11 Sheet1.A6:Sheet1.A11 Sheet1.W5:Sheet1.W5 Sheet1.W6:Sheet1.W11 Sheet1.A6:Sheet1.A11 Sheet1.Z5:Sheet1.Z5 Sheet1.Z6:Sheet1.Z11 Sheet1.A6:Sheet1.A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3">
          <table:table-cell>
            <draw:frame table:end-cell-address="Sheet1.D35" table:end-x="0.5894in" table:end-y="0.0307in" draw:z-index="0" draw:style-name="gr1" svg:width="3.174in" svg:height="3.2504in" svg:x="0.011in" svg:y="0.1457in">
              <draw:object draw:notify-on-update-of-ranges="Sheet1.B5:Sheet1.B5 Sheet1.B6:Sheet1.B11 Sheet1.A6:Sheet1.A11 Sheet1.E5:Sheet1.E5 Sheet1.E6:Sheet1.E11 Sheet1.A6:Sheet1.A11 Sheet1.H5:Sheet1.H5 Sheet1.H6:Sheet1.H11 Sheet1.A6:Sheet1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3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Default">
            <draw:frame table:end-cell-address="Sheet1.D54" table:end-x="0.5783in" table:end-y="0.065in" draw:z-index="3" draw:style-name="gr1" svg:width="3.174in" svg:height="3.2504in" svg:x="0in" svg:y="0.0024in">
              <draw:object draw:notify-on-update-of-ranges="Sheet1.C5:Sheet1.C5 Sheet1.C6:Sheet1.C11 Sheet1.A6:Sheet1.A11 Sheet1.F5:Sheet1.F5 Sheet1.F6:Sheet1.F11 Sheet1.A6:Sheet1.A11 Sheet1.I5:Sheet1.I5 Sheet1.I6:Sheet1.I11 Sheet1.A6:Sheet1.A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3" table:end-x="0.4551in" table:end-y="0.1063in" draw:z-index="4" draw:style-name="gr1" svg:width="4.7602in" svg:height="3.1157in" svg:x="0.0146in" svg:y="0.0016in">
              <draw:object draw:notify-on-update-of-ranges="Sheet1.L5:Sheet1.L5 Sheet1.L6:Sheet1.L11 Sheet1.A6:Sheet1.A11 Sheet1.O5:Sheet1.O5 Sheet1.O6:Sheet1.O11 Sheet1.A6:Sheet1.A11 Sheet1.R5:Sheet1.R5 Sheet1.R6:Sheet1.R11 Sheet1.A6:Sheet1.A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4" table:end-x="0.0654in" table:end-y="0.1315in" draw:z-index="5" draw:style-name="gr1" svg:width="3.5748in" svg:height="3.2543in" svg:x="0.0465in" svg:y="0.065in">
              <draw:object draw:notify-on-update-of-ranges="Sheet1.U5:Sheet1.U5 Sheet1.U6:Sheet1.U11 Sheet1.A6:Sheet1.A11 Sheet1.X5:Sheet1.X5 Sheet1.X6:Sheet1.X11 Sheet1.A6:Sheet1.A11 Sheet1.AA5:Sheet1.AA5 Sheet1.AA6:Sheet1.AA11 Sheet1.A6:Sheet1.A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/>
          <table:table-cell table:style-name="Default" table:number-columns-repeated="3"/>
          <table:table-cell table:number-columns-repeated="1020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>
            <draw:frame table:end-cell-address="Sheet1.D74" table:end-x="0.5783in" table:end-y="0.0689in" draw:z-index="6" draw:style-name="gr1" svg:width="3.174in" svg:height="3.2504in" svg:x="0in" svg:y="0.0067in">
              <draw:object draw:notify-on-update-of-ranges="Sheet1.D5:Sheet1.D5 Sheet1.D6:Sheet1.D11 Sheet1.A6:Sheet1.A11 Sheet1.G5:Sheet1.G5 Sheet1.G6:Sheet1.G11 Sheet1.A6:Sheet1.A11 Sheet1.J5:Sheet1.J5 Sheet1.J6:Sheet1.J11 Sheet1.A6:Sheet1.A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3" table:end-x="0.4551in" table:end-y="0.1114in" draw:z-index="7" draw:style-name="gr1" svg:width="4.7602in" svg:height="3.1157in" svg:x="0.0146in" svg:y="0.0067in">
              <draw:object draw:notify-on-update-of-ranges="Sheet1.M5:Sheet1.M5 Sheet1.M6:Sheet1.M11 Sheet1.A6:Sheet1.A11 Sheet1.P5:Sheet1.P5 Sheet1.P6:Sheet1.P11 Sheet1.A6:Sheet1.A11 Sheet1.S5:Sheet1.S5 Sheet1.S6:Sheet1.S11 Sheet1.A6:Sheet1.A1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5" table:end-x="0.0319in" table:end-y="0.0728in" draw:z-index="8" draw:style-name="gr1" svg:width="3.5748in" svg:height="3.2543in" svg:x="0.013in" svg:y="0.0067in">
              <draw:object draw:notify-on-update-of-ranges="Sheet1.V5:Sheet1.V5 Sheet1.V6:Sheet1.V11 Sheet1.A6:Sheet1.A11 Sheet1.Y5:Sheet1.Y5 Sheet1.Y6:Sheet1.Y11 Sheet1.A6:Sheet1.A11 Sheet1.AB5:Sheet1.AB5 Sheet1.AB6:Sheet1.AB11 Sheet1.A6:Sheet1.A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10/20/2010</text:date>, <text:time>08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10-20T08:55:46</dc:date>
    <meta:editing-duration>PT09H10M59S</meta:editing-duration>
    <meta:editing-cycles>40</meta:editing-cycles>
    <meta:generator>OpenOffice.org/3.1$Linux OpenOffice.org_project/310m21$Build-9319</meta:generator>
    <meta:document-statistic meta:table-count="3" meta:cell-count="20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1 Sheet1.A5:Sheet1.B5 Sheet1.E5:Sheet1.E11 Sheet1.H5:Sheet1.H11" chart:data-source-has-labels="row" svg:x="0.238cm" svg:y="0.602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1" chart:label-cell-address="Sheet1.B5:Sheet1.B5" chart:class="chart:scatter">
            <chart:domain table:cell-range-address="Sheet1.A6:Sheet1.A11"/>
            <chart:data-point chart:repeated="6"/>
          </chart:series>
          <chart:series chart:style-name="ch11" chart:values-cell-range-address="Sheet1.E6:Sheet1.E11" chart:label-cell-address="Sheet1.E5:Sheet1.E5" chart:class="chart:scatter">
            <chart:data-point chart:repeated="6"/>
          </chart:series>
          <chart:series chart:style-name="ch12" chart:values-cell-range-address="Sheet1.H6:Sheet1.H11" chart:label-cell-address="Sheet1.H5:Sheet1.H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122976">
                <text:p text:id="Sheet1.B6:Sheet1.B11">0.0122976</text:p>
              </table:table-cell>
              <table:table-cell office:value-type="float" office:value="0.0235662">
                <text:p text:id="Sheet1.E6:Sheet1.E11">0.0235662</text:p>
              </table:table-cell>
              <table:table-cell office:value-type="float" office:value="0.120313">
                <text:p text:id="Sheet1.H6:Sheet1.H11">0.1203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688474">
                <text:p>0.00688474</text:p>
              </table:table-cell>
              <table:table-cell office:value-type="float" office:value="0.013582">
                <text:p>0.013582</text:p>
              </table:table-cell>
              <table:table-cell office:value-type="float" office:value="0.0641236">
                <text:p>0.064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783587">
                <text:p>0.00783587</text:p>
              </table:table-cell>
              <table:table-cell office:value-type="float" office:value="0.0146952">
                <text:p>0.0146952</text:p>
              </table:table-cell>
              <table:table-cell office:value-type="float" office:value="0.0661722">
                <text:p>0.0661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907097">
                <text:p>0.00907097</text:p>
              </table:table-cell>
              <table:table-cell office:value-type="float" office:value="0.0161289">
                <text:p>0.0161289</text:p>
              </table:table-cell>
              <table:table-cell office:value-type="float" office:value="0.0762157">
                <text:p>0.0762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975176">
                <text:p>0.00975176</text:p>
              </table:table-cell>
              <table:table-cell office:value-type="float" office:value="0.0179651">
                <text:p>0.0179651</text:p>
              </table:table-cell>
              <table:table-cell office:value-type="float" office:value="0.102193">
                <text:p>0.102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111784">
                <text:p>0.0111784</text:p>
              </table:table-cell>
              <table:table-cell office:value-type="float" office:value="0.0194552">
                <text:p>0.0194552</text:p>
              </table:table-cell>
              <table:table-cell office:value-type="float" office:value="0.102088">
                <text:p>0.102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K5:Sheet1.K11 Sheet1.N5:Sheet1.N11 Sheet1.Q5:Sheet1.Q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1" chart:label-cell-address="Sheet1.K5:Sheet1.K5" chart:class="chart:scatter">
            <chart:domain table:cell-range-address="Sheet1.A6:Sheet1.A11"/>
            <chart:data-point chart:repeated="6"/>
          </chart:series>
          <chart:series chart:style-name="ch8" chart:values-cell-range-address="Sheet1.N6:Sheet1.N11" chart:label-cell-address="Sheet1.N5:Sheet1.N5" chart:class="chart:scatter">
            <chart:data-point chart:repeated="6"/>
          </chart:series>
          <chart:series chart:style-name="ch9" chart:values-cell-range-address="Sheet1.Q6:Sheet1.Q11" chart:label-cell-address="Sheet1.Q5:Sheet1.Q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0642657">
                <text:p text:id="Sheet1.K6:Sheet1.K11">0.00642657</text:p>
              </table:table-cell>
              <table:table-cell office:value-type="float" office:value="0.00750037">
                <text:p text:id="Sheet1.N6:Sheet1.N11">0.00750037</text:p>
              </table:table-cell>
              <table:table-cell office:value-type="float" office:value="0.0161858">
                <text:p text:id="Sheet1.Q6:Sheet1.Q11">0.01618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660838">
                <text:p>0.00660838</text:p>
              </table:table-cell>
              <table:table-cell office:value-type="float" office:value="0.00697301">
                <text:p>0.00697301</text:p>
              </table:table-cell>
              <table:table-cell office:value-type="float" office:value="0.0113497">
                <text:p>0.0113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683831">
                <text:p>0.00683831</text:p>
              </table:table-cell>
              <table:table-cell office:value-type="float" office:value="0.00830396">
                <text:p>0.00830396</text:p>
              </table:table-cell>
              <table:table-cell office:value-type="float" office:value="0.0166851">
                <text:p>0.0166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780384">
                <text:p>0.00780384</text:p>
              </table:table-cell>
              <table:table-cell office:value-type="float" office:value="0.00854931">
                <text:p>0.00854931</text:p>
              </table:table-cell>
              <table:table-cell office:value-type="float" office:value="0.0144419">
                <text:p>0.0144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430205">
                <text:p>0.00430205</text:p>
              </table:table-cell>
              <table:table-cell office:value-type="float" office:value="0.00520367">
                <text:p>0.00520367</text:p>
              </table:table-cell>
              <table:table-cell office:value-type="float" office:value="0.00886283">
                <text:p>0.00886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0613033">
                <text:p>0.00613033</text:p>
              </table:table-cell>
              <table:table-cell office:value-type="float" office:value="0.00800636">
                <text:p>0.00800636</text:p>
              </table:table-cell>
              <table:table-cell office:value-type="float" office:value="0.014483">
                <text:p>0.0144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1 Sheet1.T5:Sheet1.T11 Sheet1.W5:Sheet1.W11 Sheet1.Z5:Sheet1.Z11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1" chart:label-cell-address="Sheet1.T5:Sheet1.T5" chart:class="chart:scatter">
            <chart:domain table:cell-range-address="Sheet1.A6:Sheet1.A11"/>
            <chart:data-point chart:repeated="6"/>
          </chart:series>
          <chart:series chart:style-name="ch8" chart:values-cell-range-address="Sheet1.W6:Sheet1.W11" chart:label-cell-address="Sheet1.W5:Sheet1.W5" chart:class="chart:scatter">
            <chart:data-point chart:repeated="6"/>
          </chart:series>
          <chart:series chart:style-name="ch9" chart:values-cell-range-address="Sheet1.Z6:Sheet1.Z11" chart:label-cell-address="Sheet1.Z5:Sheet1.Z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0421116">
                <text:p text:id="Sheet1.T6:Sheet1.T11">0.00421116</text:p>
              </table:table-cell>
              <table:table-cell office:value-type="float" office:value="0.00462671">
                <text:p text:id="Sheet1.W6:Sheet1.W11">0.00462671</text:p>
              </table:table-cell>
              <table:table-cell office:value-type="float" office:value="0.00674276">
                <text:p text:id="Sheet1.Z6:Sheet1.Z11">0.006742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0970961">
                <text:p>0.000970961</text:p>
              </table:table-cell>
              <table:table-cell office:value-type="float" office:value="0.0011821">
                <text:p>0.0011821</text:p>
              </table:table-cell>
              <table:table-cell office:value-type="float" office:value="0.00253505">
                <text:p>0.00253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234261">
                <text:p>0.00234261</text:p>
              </table:table-cell>
              <table:table-cell office:value-type="float" office:value="0.0025336">
                <text:p>0.0025336</text:p>
              </table:table-cell>
              <table:table-cell office:value-type="float" office:value="0.00408891">
                <text:p>0.00408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365748">
                <text:p>0.00365748</text:p>
              </table:table-cell>
              <table:table-cell office:value-type="float" office:value="0.00387347">
                <text:p>0.00387347</text:p>
              </table:table-cell>
              <table:table-cell office:value-type="float" office:value="0.00505253">
                <text:p>0.00505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507097">
                <text:p>0.00507097</text:p>
              </table:table-cell>
              <table:table-cell office:value-type="float" office:value="0.0055677">
                <text:p>0.0055677</text:p>
              </table:table-cell>
              <table:table-cell office:value-type="float" office:value="0.00830799">
                <text:p>0.00830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0614904">
                <text:p>0.00614904</text:p>
              </table:table-cell>
              <table:table-cell office:value-type="float" office:value="0.0071465">
                <text:p>0.0071465</text:p>
              </table:table-cell>
              <table:table-cell office:value-type="float" office:value="0.0120501">
                <text:p>0.0120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1 Sheet1.C5:Sheet1.C11 Sheet1.F5:Sheet1.F11 Sheet1.I5:Sheet1.I11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1" chart:label-cell-address="Sheet1.C5:Sheet1.C5" chart:class="chart:scatter">
            <chart:domain table:cell-range-address="Sheet1.A6:Sheet1.A11"/>
            <chart:data-point chart:repeated="6"/>
          </chart:series>
          <chart:series chart:style-name="ch8" chart:values-cell-range-address="Sheet1.F6:Sheet1.F11" chart:label-cell-address="Sheet1.F5:Sheet1.F5" chart:class="chart:scatter">
            <chart:data-point chart:repeated="6"/>
          </chart:series>
          <chart:series chart:style-name="ch9" chart:values-cell-range-address="Sheet1.I6:Sheet1.I11" chart:label-cell-address="Sheet1.I5:Sheet1.I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518146">
                <text:p text:id="Sheet1.C6:Sheet1.C11">0.0518146</text:p>
              </table:table-cell>
              <table:table-cell office:value-type="float" office:value="0.165013">
                <text:p text:id="Sheet1.F6:Sheet1.F11">0.165013</text:p>
              </table:table-cell>
              <table:table-cell office:value-type="float" office:value="1.02214">
                <text:p text:id="Sheet1.I6:Sheet1.I11">1.022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206362">
                <text:p>0.0206362</text:p>
              </table:table-cell>
              <table:table-cell office:value-type="float" office:value="0.0733942">
                <text:p>0.0733942</text:p>
              </table:table-cell>
              <table:table-cell office:value-type="float" office:value="0.68152">
                <text:p>0.68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574">
                <text:p>0.01574</text:p>
              </table:table-cell>
              <table:table-cell office:value-type="float" office:value="0.0475856">
                <text:p>0.0475856</text:p>
              </table:table-cell>
              <table:table-cell office:value-type="float" office:value="0.358484">
                <text:p>0.358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212245">
                <text:p>0.0212245</text:p>
              </table:table-cell>
              <table:table-cell office:value-type="float" office:value="0.0738324">
                <text:p>0.0738324</text:p>
              </table:table-cell>
              <table:table-cell office:value-type="float" office:value="0.685913">
                <text:p>0.685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219183">
                <text:p>0.0219183</text:p>
              </table:table-cell>
              <table:table-cell office:value-type="float" office:value="0.0692146">
                <text:p>0.0692146</text:p>
              </table:table-cell>
              <table:table-cell office:value-type="float" office:value="0.63167">
                <text:p>0.63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257349">
                <text:p>0.0257349</text:p>
              </table:table-cell>
              <table:table-cell office:value-type="float" office:value="0.075208">
                <text:p>0.075208</text:p>
              </table:table-cell>
              <table:table-cell office:value-type="float" office:value="0.657002">
                <text:p>0.657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L5:Sheet1.L11 Sheet1.O5:Sheet1.O11 Sheet1.R5:Sheet1.R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1" chart:label-cell-address="Sheet1.L5:Sheet1.L5" chart:class="chart:scatter">
            <chart:domain table:cell-range-address="Sheet1.A6:Sheet1.A11"/>
            <chart:data-point chart:repeated="6"/>
          </chart:series>
          <chart:series chart:style-name="ch8" chart:values-cell-range-address="Sheet1.O6:Sheet1.O11" chart:label-cell-address="Sheet1.O5:Sheet1.O5" chart:class="chart:scatter">
            <chart:data-point chart:repeated="6"/>
          </chart:series>
          <chart:series chart:style-name="ch9" chart:values-cell-range-address="Sheet1.R6:Sheet1.R11" chart:label-cell-address="Sheet1.R5:Sheet1.R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257863">
                <text:p text:id="Sheet1.L6:Sheet1.L11">0.0257863</text:p>
              </table:table-cell>
              <table:table-cell office:value-type="float" office:value="0.026637">
                <text:p text:id="Sheet1.O6:Sheet1.O11">0.026637</text:p>
              </table:table-cell>
              <table:table-cell office:value-type="float" office:value="0.0421064">
                <text:p text:id="Sheet1.R6:Sheet1.R11">0.04210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182966">
                <text:p>0.0182966</text:p>
              </table:table-cell>
              <table:table-cell office:value-type="float" office:value="0.0189531">
                <text:p>0.0189531</text:p>
              </table:table-cell>
              <table:table-cell office:value-type="float" office:value="0.0304389">
                <text:p>0.0304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12526">
                <text:p>0.0112526</text:p>
              </table:table-cell>
              <table:table-cell office:value-type="float" office:value="0.0175213">
                <text:p>0.0175213</text:p>
              </table:table-cell>
              <table:table-cell office:value-type="float" office:value="0.045974">
                <text:p>0.045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151789">
                <text:p>0.0151789</text:p>
              </table:table-cell>
              <table:table-cell office:value-type="float" office:value="0.017795">
                <text:p>0.017795</text:p>
              </table:table-cell>
              <table:table-cell office:value-type="float" office:value="0.0348911">
                <text:p>0.0348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16668">
                <text:p>0.0116668</text:p>
              </table:table-cell>
              <table:table-cell office:value-type="float" office:value="0.0168264">
                <text:p>0.0168264</text:p>
              </table:table-cell>
              <table:table-cell office:value-type="float" office:value="0.0325021">
                <text:p>0.0325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100987">
                <text:p>0.0100987</text:p>
              </table:table-cell>
              <table:table-cell office:value-type="float" office:value="0.0147832">
                <text:p>0.0147832</text:p>
              </table:table-cell>
              <table:table-cell office:value-type="float" office:value="0.0345074">
                <text:p>0.03450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1 Sheet1.U5:Sheet1.U11 Sheet1.X5:Sheet1.X11 Sheet1.AA5:Sheet1.AA11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1" chart:label-cell-address="Sheet1.U5:Sheet1.U5" chart:class="chart:scatter">
            <chart:domain table:cell-range-address="Sheet1.A6:Sheet1.A11"/>
            <chart:data-point chart:repeated="6"/>
          </chart:series>
          <chart:series chart:style-name="ch8" chart:values-cell-range-address="Sheet1.X6:Sheet1.X11" chart:label-cell-address="Sheet1.X5:Sheet1.X5" chart:class="chart:scatter">
            <chart:data-point chart:repeated="6"/>
          </chart:series>
          <chart:series chart:style-name="ch9" chart:values-cell-range-address="Sheet1.AA6:Sheet1.AA11" chart:label-cell-address="Sheet1.AA5:Sheet1.AA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380841">
                <text:p text:id="Sheet1.U6:Sheet1.U11">0.0380841</text:p>
              </table:table-cell>
              <table:table-cell office:value-type="float" office:value="0.0384054">
                <text:p text:id="Sheet1.X6:Sheet1.X11">0.0384054</text:p>
              </table:table-cell>
              <table:table-cell office:value-type="float" office:value="0.0452613">
                <text:p text:id="Sheet1.AA6:Sheet1.AA11">0.0452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114651">
                <text:p>0.0114651</text:p>
              </table:table-cell>
              <table:table-cell office:value-type="float" office:value="0.0120683">
                <text:p>0.0120683</text:p>
              </table:table-cell>
              <table:table-cell office:value-type="float" office:value="0.018746">
                <text:p>0.018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679946">
                <text:p>0.00679946</text:p>
              </table:table-cell>
              <table:table-cell office:value-type="float" office:value="0.0103577">
                <text:p>0.0103577</text:p>
              </table:table-cell>
              <table:table-cell office:value-type="float" office:value="0.0317008">
                <text:p>0.0317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110051">
                <text:p>0.0110051</text:p>
              </table:table-cell>
              <table:table-cell office:value-type="float" office:value="0.0134311">
                <text:p>0.0134311</text:p>
              </table:table-cell>
              <table:table-cell office:value-type="float" office:value="0.0321657">
                <text:p>0.0321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218731">
                <text:p>0.0218731</text:p>
              </table:table-cell>
              <table:table-cell office:value-type="float" office:value="0.0285344">
                <text:p>0.0285344</text:p>
              </table:table-cell>
              <table:table-cell office:value-type="float" office:value="0.0638545">
                <text:p>0.0638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289734">
                <text:p>0.0289734</text:p>
              </table:table-cell>
              <table:table-cell office:value-type="float" office:value="0.04042">
                <text:p>0.04042</text:p>
              </table:table-cell>
              <table:table-cell office:value-type="float" office:value="0.0858739">
                <text:p>0.08587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1 Sheet1.D5:Sheet1.D11 Sheet1.G5:Sheet1.G11 Sheet1.J5:Sheet1.J11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1" chart:label-cell-address="Sheet1.D5:Sheet1.D5" chart:class="chart:scatter">
            <chart:domain table:cell-range-address="Sheet1.A6:Sheet1.A11"/>
            <chart:data-point chart:repeated="6"/>
          </chart:series>
          <chart:series chart:style-name="ch8" chart:values-cell-range-address="Sheet1.G6:Sheet1.G11" chart:label-cell-address="Sheet1.G5:Sheet1.G5" chart:class="chart:scatter">
            <chart:data-point chart:repeated="6"/>
          </chart:series>
          <chart:series chart:style-name="ch9" chart:values-cell-range-address="Sheet1.J6:Sheet1.J11" chart:label-cell-address="Sheet1.J5:Sheet1.J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252846">
                <text:p text:id="Sheet1.D6:Sheet1.D11">0.0252846</text:p>
              </table:table-cell>
              <table:table-cell office:value-type="float" office:value="0.0584989">
                <text:p text:id="Sheet1.G6:Sheet1.G11">0.0584989</text:p>
              </table:table-cell>
              <table:table-cell office:value-type="float" office:value="0.346764">
                <text:p text:id="Sheet1.J6:Sheet1.J11">0.3467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115147">
                <text:p>0.0115147</text:p>
              </table:table-cell>
              <table:table-cell office:value-type="float" office:value="0.0401401">
                <text:p>0.0401401</text:p>
              </table:table-cell>
              <table:table-cell office:value-type="float" office:value="0.372064">
                <text:p>0.372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13986">
                <text:p>0.0113986</text:p>
              </table:table-cell>
              <table:table-cell office:value-type="float" office:value="0.0407416">
                <text:p>0.0407416</text:p>
              </table:table-cell>
              <table:table-cell office:value-type="float" office:value="0.395526">
                <text:p>0.395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132294">
                <text:p>0.0132294</text:p>
              </table:table-cell>
              <table:table-cell office:value-type="float" office:value="0.0443416">
                <text:p>0.0443416</text:p>
              </table:table-cell>
              <table:table-cell office:value-type="float" office:value="0.409774">
                <text:p>0.409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20113">
                <text:p>0.0120113</text:p>
              </table:table-cell>
              <table:table-cell office:value-type="float" office:value="0.0299802">
                <text:p>0.0299802</text:p>
              </table:table-cell>
              <table:table-cell office:value-type="float" office:value="0.193201">
                <text:p>0.193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134065">
                <text:p>0.0134065</text:p>
              </table:table-cell>
              <table:table-cell office:value-type="float" office:value="0.0319363">
                <text:p>0.0319363</text:p>
              </table:table-cell>
              <table:table-cell office:value-type="float" office:value="0.199679">
                <text:p>0.1996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1 Sheet1.M5:Sheet1.M11 Sheet1.P5:Sheet1.P11 Sheet1.S5:Sheet1.S11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1" chart:label-cell-address="Sheet1.M5:Sheet1.M5" chart:class="chart:scatter">
            <chart:domain table:cell-range-address="Sheet1.A6:Sheet1.A11"/>
            <chart:data-point chart:repeated="6"/>
          </chart:series>
          <chart:series chart:style-name="ch8" chart:values-cell-range-address="Sheet1.P6:Sheet1.P11" chart:label-cell-address="Sheet1.P5:Sheet1.P5" chart:class="chart:scatter">
            <chart:data-point chart:repeated="6"/>
          </chart:series>
          <chart:series chart:style-name="ch9" chart:values-cell-range-address="Sheet1.S6:Sheet1.S11" chart:label-cell-address="Sheet1.S5:Sheet1.S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0440046">
                <text:p text:id="Sheet1.M6:Sheet1.M11">0.00440046</text:p>
              </table:table-cell>
              <table:table-cell office:value-type="float" office:value="0.00531907">
                <text:p text:id="Sheet1.P6:Sheet1.P11">0.00531907</text:p>
              </table:table-cell>
              <table:table-cell office:value-type="float" office:value="0.0109392">
                <text:p text:id="Sheet1.S6:Sheet1.S11">0.01093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551411">
                <text:p>0.00551411</text:p>
              </table:table-cell>
              <table:table-cell office:value-type="float" office:value="0.00568759">
                <text:p>0.00568759</text:p>
              </table:table-cell>
              <table:table-cell office:value-type="float" office:value="0.00810883">
                <text:p>0.00810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509618">
                <text:p>0.00509618</text:p>
              </table:table-cell>
              <table:table-cell office:value-type="float" office:value="0.00600232">
                <text:p>0.00600232</text:p>
              </table:table-cell>
              <table:table-cell office:value-type="float" office:value="0.0118799">
                <text:p>0.0118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649125">
                <text:p>0.00649125</text:p>
              </table:table-cell>
              <table:table-cell office:value-type="float" office:value="0.00682495">
                <text:p>0.00682495</text:p>
              </table:table-cell>
              <table:table-cell office:value-type="float" office:value="0.0104333">
                <text:p>0.0104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287606">
                <text:p>0.00287606</text:p>
              </table:table-cell>
              <table:table-cell office:value-type="float" office:value="0.00366039">
                <text:p>0.00366039</text:p>
              </table:table-cell>
              <table:table-cell office:value-type="float" office:value="0.00682937">
                <text:p>0.00682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0487711">
                <text:p>0.00487711</text:p>
              </table:table-cell>
              <table:table-cell office:value-type="float" office:value="0.00559145">
                <text:p>0.00559145</text:p>
              </table:table-cell>
              <table:table-cell office:value-type="float" office:value="0.0104227">
                <text:p>0.01042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1 Sheet1.V5:Sheet1.V11 Sheet1.Y5:Sheet1.Y11 Sheet1.AB5:Sheet1.AB11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1" chart:label-cell-address="Sheet1.V5:Sheet1.V5" chart:class="chart:scatter">
            <chart:domain table:cell-range-address="Sheet1.A6:Sheet1.A11"/>
            <chart:data-point chart:repeated="6"/>
          </chart:series>
          <chart:series chart:style-name="ch8" chart:values-cell-range-address="Sheet1.Y6:Sheet1.Y11" chart:label-cell-address="Sheet1.Y5:Sheet1.Y5" chart:class="chart:scatter">
            <chart:data-point chart:repeated="6"/>
          </chart:series>
          <chart:series chart:style-name="ch9" chart:values-cell-range-address="Sheet1.AB6:Sheet1.AB11" chart:label-cell-address="Sheet1.AB5:Sheet1.AB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1.A6:Sheet1.A11">0.02</text:p>
              </table:table-cell>
              <table:table-cell office:value-type="float" office:value="0.0717769">
                <text:p text:id="Sheet1.V6:Sheet1.V11">0.0717769</text:p>
              </table:table-cell>
              <table:table-cell office:value-type="float" office:value="0.0726124">
                <text:p text:id="Sheet1.Y6:Sheet1.Y11">0.0726124</text:p>
              </table:table-cell>
              <table:table-cell office:value-type="float" office:value="0.0801877">
                <text:p text:id="Sheet1.AB6:Sheet1.AB11">0.0801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998991">
                <text:p>0.00998991</text:p>
              </table:table-cell>
              <table:table-cell office:value-type="float" office:value="0.0110465">
                <text:p>0.0110465</text:p>
              </table:table-cell>
              <table:table-cell office:value-type="float" office:value="0.0174974">
                <text:p>0.0174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895249">
                <text:p>0.00895249</text:p>
              </table:table-cell>
              <table:table-cell office:value-type="float" office:value="0.0117126">
                <text:p>0.0117126</text:p>
              </table:table-cell>
              <table:table-cell office:value-type="float" office:value="0.0241502">
                <text:p>0.0241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0.00931022">
                <text:p>0.00931022</text:p>
              </table:table-cell>
              <table:table-cell office:value-type="float" office:value="0.0116626">
                <text:p>0.0116626</text:p>
              </table:table-cell>
              <table:table-cell office:value-type="float" office:value="0.0248115">
                <text:p>0.0248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21574">
                <text:p>0.0121574</text:p>
              </table:table-cell>
              <table:table-cell office:value-type="float" office:value="0.0131734">
                <text:p>0.0131734</text:p>
              </table:table-cell>
              <table:table-cell office:value-type="float" office:value="0.0216928">
                <text:p>0.0216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">
                <text:p>0.045</text:p>
              </table:table-cell>
              <table:table-cell office:value-type="float" office:value="0.0146989">
                <text:p>0.0146989</text:p>
              </table:table-cell>
              <table:table-cell office:value-type="float" office:value="0.0156273">
                <text:p>0.0156273</text:p>
              </table:table-cell>
              <table:table-cell office:value-type="float" office:value="0.0211354">
                <text:p>0.02113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